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4818"/>
    </style:style>
    <style:style style:name="P2" style:family="paragraph" style:parent-style-name="Standard">
      <style:text-properties officeooo:rsid="000d4818" officeooo:paragraph-rsid="000d4818"/>
    </style:style>
    <style:style style:name="P3" style:family="paragraph" style:parent-style-name="Standard">
      <style:text-properties officeooo:rsid="000d9655" officeooo:paragraph-rsid="000d9655"/>
    </style:style>
    <style:style style:name="P4" style:family="paragraph" style:parent-style-name="Standard">
      <style:text-properties officeooo:paragraph-rsid="000d9655"/>
    </style:style>
    <style:style style:name="P5" style:family="paragraph" style:parent-style-name="Standard">
      <style:text-properties officeooo:paragraph-rsid="00119117"/>
    </style:style>
    <style:style style:name="P6" style:family="paragraph" style:parent-style-name="Standard">
      <style:text-properties officeooo:rsid="00160335" officeooo:paragraph-rsid="00160335"/>
    </style:style>
    <style:style style:name="P7" style:family="paragraph" style:parent-style-name="Standard">
      <style:text-properties officeooo:paragraph-rsid="00170d4e"/>
    </style:style>
    <style:style style:name="P8" style:family="paragraph" style:parent-style-name="Standard">
      <style:text-properties officeooo:rsid="0017907f" officeooo:paragraph-rsid="0017907f"/>
    </style:style>
    <style:style style:name="P9" style:family="paragraph" style:parent-style-name="Standard">
      <style:text-properties officeooo:paragraph-rsid="0017907f"/>
    </style:style>
    <style:style style:name="P10" style:family="paragraph" style:parent-style-name="Standard">
      <style:text-properties officeooo:paragraph-rsid="001920fe"/>
    </style:style>
    <style:style style:name="P11" style:family="paragraph" style:parent-style-name="Standard">
      <style:text-properties officeooo:rsid="002399eb" officeooo:paragraph-rsid="002399eb"/>
    </style:style>
    <style:style style:name="P12" style:family="paragraph" style:parent-style-name="Standard">
      <style:text-properties officeooo:rsid="002a56df" officeooo:paragraph-rsid="002a56df"/>
    </style:style>
    <style:style style:name="P13" style:family="paragraph" style:parent-style-name="Standard">
      <style:paragraph-properties fo:margin-left="1.251cm" fo:margin-right="0cm" fo:text-indent="0cm" style:auto-text-indent="false"/>
      <style:text-properties style:font-name="Liberation Mono"/>
    </style:style>
    <style:style style:name="P14" style:family="paragraph" style:parent-style-name="Standard">
      <style:paragraph-properties fo:margin-left="1.251cm" fo:margin-right="0cm" fo:text-indent="0cm" style:auto-text-indent="false"/>
      <style:text-properties style:font-name="Liberation Mono" fo:font-style="normal" style:text-underline-style="none" officeooo:rsid="000d9655" officeooo:paragraph-rsid="000d9655" style:font-style-asian="normal" style:font-style-complex="normal"/>
    </style:style>
    <style:style style:name="P15" style:family="paragraph" style:parent-style-name="Standard">
      <style:paragraph-properties fo:margin-left="1.251cm" fo:margin-right="0cm" fo:text-indent="0cm" style:auto-text-indent="false"/>
      <style:text-properties style:font-name="Liberation Mono" officeooo:rsid="000d9655" officeooo:paragraph-rsid="000d9655"/>
    </style:style>
    <style:style style:name="P16" style:family="paragraph" style:parent-style-name="Standard">
      <style:paragraph-properties fo:margin-left="0cm" fo:margin-right="0cm" fo:text-indent="0cm" style:auto-text-indent="false"/>
      <style:text-properties style:font-name="Liberation Mono" fo:font-style="normal" style:text-underline-style="none" officeooo:rsid="000d9655" officeooo:paragraph-rsid="000d9655" style:font-style-asian="normal" style:font-style-complex="normal"/>
    </style:style>
    <style:style style:name="T1" style:family="text">
      <style:text-properties officeooo:rsid="000d4818"/>
    </style:style>
    <style:style style:name="T2" style:family="text">
      <style:text-properties officeooo:rsid="000d9655"/>
    </style:style>
    <style:style style:name="T3" style:family="text">
      <style:text-properties fo:font-weight="bold" style:font-weight-asian="bold" style:font-weight-complex="bold"/>
    </style:style>
    <style:style style:name="T4" style:family="text">
      <style:text-properties officeooo:rsid="000da695"/>
    </style:style>
    <style:style style:name="T5" style:family="text">
      <style:text-properties officeooo:rsid="000ed339"/>
    </style:style>
    <style:style style:name="T6" style:family="text">
      <style:text-properties officeooo:rsid="00119117"/>
    </style:style>
    <style:style style:name="T7" style:family="text">
      <style:text-properties officeooo:rsid="0013fb72"/>
    </style:style>
    <style:style style:name="T8" style:family="text">
      <style:text-properties officeooo:rsid="0014cce7"/>
    </style:style>
    <style:style style:name="T9" style:family="text">
      <style:text-properties officeooo:rsid="00160335"/>
    </style:style>
    <style:style style:name="T10" style:family="text">
      <style:text-properties officeooo:rsid="00170d4e"/>
    </style:style>
    <style:style style:name="T11" style:family="text">
      <style:text-properties officeooo:rsid="0017907f"/>
    </style:style>
    <style:style style:name="T12" style:family="text">
      <style:text-properties officeooo:rsid="001920fe"/>
    </style:style>
    <style:style style:name="T13" style:family="text">
      <style:text-properties officeooo:rsid="001b102b"/>
    </style:style>
    <style:style style:name="T14" style:family="text">
      <style:text-properties officeooo:rsid="001cf6ef"/>
    </style:style>
    <style:style style:name="T15" style:family="text">
      <style:text-properties officeooo:rsid="002399eb"/>
    </style:style>
    <style:style style:name="T16" style:family="text">
      <style:text-properties officeooo:rsid="00272c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or this project, what I want to do is determine the feasibility of tracking</text:p>
      <text:p text:style-name="Standard"><text:span text:style-name="T15">objects </text:span>in 2d space (along the floor, so no vertical movement) using inexpensive</text:p>
      <text:p text:style-name="Standard">microphones and external audio cards. </text:p>
      <text:p text:style-name="Standard"/>
      <text:p text:style-name="Standard">To do this requires measuring distances between a microphone and two fixed</text:p>
      <text:p text:style-name="Standard">points. For the first prototype, I'll only want to track one microphone in </text:p>
      <text:p text:style-name="Standard">relation to from one point. The second prototype will involve tracking it from</text:p>
      <text:p text:style-name="Standard">two points, and this along with some simple trigonometry will let me <text:span text:style-name="T1">convert to a set of polar coordinates which will then be converted to X/Y coordinates. </text:span></text:p>
      <text:p text:style-name="Standard"/>
      <text:p text:style-name="P2">The distance measuring for my current prototype at the moment works like <text:span text:style-name="T16">this</text:span>: The speaker beeps at a constant rate of once every second. The microphone sits right next to the speaker for the first few beeps to get a good synchronisation, such that it knows <text:span text:style-name="T2">what time to expect the beeps at. </text:span></text:p>
      <text:p text:style-name="P3"/>
      <text:p text:style-name="P15">beep 1 at time 1.30<text:span text:style-name="T3">5</text:span></text:p>
      <text:p text:style-name="P15">beep 2 at time 2.30<text:span text:style-name="T3">5</text:span></text:p>
      <text:p text:style-name="P15">beep 3 at time 3.30<text:span text:style-name="T3">5</text:span></text:p>
      <text:p text:style-name="P15">beep 4 at time 4.30<text:span text:style-name="T3">5</text:span></text:p>
      <text:p text:style-name="P11"/>
      <text:p text:style-name="P4"><text:span text:style-name="T2">We can then move the microphone away from the speaker, in this example to a distance of 1.5m:</text:span></text:p>
      <text:p text:style-name="P13"/>
      <text:p text:style-name="P15">beep 5 at time 5.30<text:span text:style-name="T3">9</text:span></text:p>
      <text:p text:style-name="P15">beep 6 at time 6.30<text:span text:style-name="T3">9</text:span></text:p>
      <text:p text:style-name="P15">beep 7 at time 7.30<text:span text:style-name="T3">9</text:span></text:p>
      <text:p text:style-name="P15">beep 8 at time 8.30<text:span text:style-name="T3">9</text:span></text:p>
      <text:p text:style-name="P15"/>
      <text:p text:style-name="P3">The time taken for each beep to arrive has increased by roughly four and a half milliseconds, corresponding to the increased speed of sound delay. <text:span text:style-name="T9">We can convert this difference to a distance by simply multiplying by the speed of sound. </text:span></text:p>
      <text:p text:style-name="P3"/>
      <text:p text:style-name="P3">Due to the fact that precisely timing anything in python is a nightmare, what <text:s/><text:span text:style-name="T4">I am doing i</text:span>s offload<text:span text:style-name="T4">ing</text:span> all the hard timing work to the sound card. Rather than the obvious</text:p>
      <text:p text:style-name="P3"/>
      <text:p text:style-name="P14">while true:</text:p>
      <text:p text:style-name="P14"><text:tab/>beep for 0.2 seconds</text:p>
      <text:p text:style-name="P14"><text:tab/>wait for 0.8 seconds</text:p>
      <text:p text:style-name="P16"/>
      <text:p text:style-name="P3"><text:span text:style-name="T4">W</text:span>hich will <text:span text:style-name="T4">drift off remarkably quickly, or a hacky solution involving variable sleep times, I am instead sending 44100 samples at a time to the sound card, which is excellent since hopefully the sound card will also be </text:span><text:span text:style-name="T5">doing the recording. If it is not and the beeps are being detected on a different device, adjustment for the rates at which clocks drift apart will be necessary. </text:span></text:p>
      <text:p text:style-name="P3"/>
      <text:p text:style-name="P5"><text:span text:style-name="T6">Detection of the beeps is a major </text:span><text:span text:style-name="T7">part of the project, and for this I have two candidate solutions: The first one is to use an FFT with a sliding window of 200 samples, which is used in my test. In order to reduce the impact of noise on the data, what I also do is </text:span><text:span text:style-name="T8">divide the output of the FFT by the average of the absolute values of the samples during that window. This basically gets me a signal:signal+noise ratio. </text:span><text:span text:style-name="T9">At present, I say that the sound begins at the first point where a specific detection threshold is passed, but an improvement would be to use the middle of the sound as a reference, since tracking pulse length will help me reject spurious inputs and also will reduce issues where beeps are appearing further away than they are. </text:span></text:p>
      <text:p text:style-name="P5"/>
      <text:p text:style-name="P6"><text:soft-page-break/>In the project itself most of the maths are done in terms of samples, or 1/44100ths of a second. A delay of one sample corresponds to roughly 7mm of distance in the real world, which is shockingly high resolution actually. </text:p>
      <text:p text:style-name="P6"/>
      <text:p text:style-name="P6">A hypothetical improvement on this system would track phase as well as time delay, which would get you possibly millimetre accuracy. </text:p>
      <text:p text:style-name="P6"/>
      <text:p text:style-name="P7"><text:span text:style-name="T10">So, what are the applications of this project? Well, one I’ve been thinking about is virtual reality. </text:span></text:p>
      <text:p text:style-name="Standard"/>
      <text:p text:style-name="P1">In order to create an immersive virtual reality experience, it is required as a baseline by systems such as steamvr that the player's head and hands are tracked in <text:span text:style-name="T10">position and rotation in</text:span> 3d space <text:span text:style-name="T10">These systems mostly use infrared sensors, external base stations and an internal IMU for tracking, though some systems use cameras mounted to the headset.</text:span></text:p>
      <text:p text:style-name="P1"/>
      <text:p text:style-name="P1">This is sufficient for most applications, since the 6dof tracking on the head </text:p>
      <text:p text:style-name="P1">can prevent motion sickness and the <text:span text:style-name="T10">hand tracking</text:span> allows you to interact very naturally</text:p>
      <text:p text:style-name="P1">with objects.</text:p>
      <text:p text:style-name="P1"/>
      <text:p text:style-name="P1">However, in some situations we want to have our character possess a body, </text:p>
      <text:p text:style-name="P10">in order that other people can shoot at it, or for various other reasons <text:span text:style-name="T10">such as to increase immersion. </text:span><text:span text:style-name="T12">Interpolating this body based on the position of the head and hands will work most of the time, but is often insufficient in determining what you’re doing with your lower body (Sitting, crouching down,etc)</text:span><text:span text:style-name="T10"> </text:span></text:p>
      <text:p text:style-name="P7"/>
      <text:p text:style-name="P8">HTC produce trackers that hook into the existing steamvr lighthouse system and which reportedly work very well, but which are very expensive, especially if you don’t already have the lighthouse system. </text:p>
      <text:p text:style-name="P8"/>
      <text:p text:style-name="P8">Alternatives exist such as SlimeVR which uses only IMUs, KinectToVR which uses a Kinect, or AprilTag which uses printed QR codes and a webcam. </text:p>
      <text:p text:style-name="P8"/>
      <text:p text:style-name="P9"><text:span text:style-name="T11">My system would be </text:span><text:span text:style-name="T12">slightly worse </text:span><text:span text:style-name="T13">and more expensive</text:span><text:span text:style-name="T12"> than</text:span><text:span text:style-name="T11"> AprilTag, especially considering how it doesn’t have a height detection component so your feet are essentially stuck to the floor all the time. </text:span><text:span text:style-name="T12">Unfortunately, it’d also be more prone to noise, especially if in the form of a microphone taped to your ankle or clipped to a sock. </text:span><text:span text:style-name="T14">Perhaps if the technology could be adapted somehow to use phase detection then noise rejection would be better.</text:span></text:p>
      <text:p text:style-name="P9"/>
      <text:p text:style-name="P1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9:24:10.219973493</meta:creation-date>
    <dc:date>2022-02-19T22:52:58.448534248</dc:date>
    <meta:editing-duration>P1DT22H52M4S</meta:editing-duration>
    <meta:editing-cycles>10</meta:editing-cycles>
    <meta:generator>LibreOffice/7.0.4.2$Linux_X86_64 LibreOffice_project/00$Build-2</meta:generator>
    <meta:document-statistic meta:table-count="0" meta:image-count="0" meta:object-count="0" meta:page-count="2" meta:paragraph-count="37" meta:word-count="861" meta:character-count="4877" meta:non-whitespace-character-count="4033"/>
  </office:meta>
</office:document-meta>
</file>